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 Condensed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 Condensed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 Condensed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0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 Condensed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 Condensed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44" draw:master-page-name="Master1-Layout1-title-タイトル-スライド" presentation:presentation-page-layout-name="Master1-PPL1">
        <draw:frame draw:id="id69" presentation:style-name="a949" draw:name="タイトル 1" svg:x="0.82631in" svg:y="0.44255in" svg:width="8.5in" svg:height="1.60764in" presentation:class="title" presentation:placeholder="false">
          <draw:text-box>
            <text:p text:style-name="a948" text:class-names="" text:cond-style-name=""><text:span text:style-name="a945" text:class-names="">Mul4</text:span><text:span text:style-name="a946" text:class-names="">班</text:span><text:span text:style-name="a947" text:class-names=""/></text:p>
          </draw:text-box>
          <svg:desc/>
        </draw:frame>
        <draw:frame draw:id="id70" presentation:style-name="a961" draw:name="サブタイトル 2" svg:x="1.5in" svg:y="1.78128in" svg:width="7.43745in" svg:height="4.88243in" presentation:class="subtitle" presentation:placeholder="false">
          <draw:text-box>
            <text:p text:style-name="a951" text:class-names="" text:cond-style-name=""><text:span text:style-name="a950" text:class-names=""/></text:p>
            <text:p text:style-name="a960" text:class-names="" text:cond-style-name=""><text:span text:style-name="a952" text:class-names="">相馬</text:span><text:span text:style-name="a953" text:class-names="">悠紀(シミュレータ)<text:line-break/></text:span><text:span text:style-name="a954" text:class-names="">中川翔太(FPU)<text:line-break/>林周斗(コンパイラ)<text:line-break/>室屋晃子(コア)<text:line-break/><text:line-break/></text:span><text:span text:style-name="a955" text:class-names="">11</text:span><text:span text:style-name="a956" text:class-names="">/</text:span><text:span text:style-name="a957" text:class-names="">13</text:span><text:span text:style-name="a958" text:class-names="">発表</text:span><text:span text:style-name="a959" text:class-names=""/></text:p>
          </draw:text-box>
          <svg:desc/>
        </draw:frame>
      </draw:page>
      <draw:page draw:name="Slide2" draw:style-name="a962" draw:master-page-name="Master1-Layout7-blank-白紙" presentation:presentation-page-layout-name="Master1-PPL7">
        <draw:frame draw:id="id71" presentation:style-name="a965" draw:name="タイトル 1" svg:x="0.5in" svg:y="0.30035in" svg:width="9in" svg:height="1.25in" presentation:class="title" presentation:placeholder="false">
          <draw:text-box>
            <text:p text:style-name="a964" text:class-names="" text:cond-style-name=""><text:span text:style-name="a963" text:class-names="">コンパイラ</text:span></text:p>
          </draw:text-box>
          <svg:desc/>
        </draw:frame>
        <draw:frame draw:id="id72" presentation:style-name="a981" draw:name="テキスト プレースホルダ 2" svg:x="0.49997in" svg:y="1.75508in" svg:width="8.99908in" svg:height="4.94986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先週やったこと</text:span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風邪をひいてしまい、ほぼ何も出来ませんでした・・・</text:span></text:p>
                  </text:list-item>
                </text:list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今週やること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先週に引き続き、最適化の勉強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インライン展開の改善</text:span></text:p>
                  </text:list-item>
                </text:list>
              </text:list-item>
            </text:list>
          </draw:text-box>
          <svg:desc/>
        </draw:frame>
        <presentation:notes draw:style-name="a984">
          <draw:page-thumbnail draw:page-number="2" svg:x="1.09775in" svg:y="0.76021in" svg:width="5.30292in" svg:height="3.74907in" presentation:class="page" draw:id="id73" presentation:style-name="a982" draw:name="スライド イメージ プレースホルダ 1">
            <svg:desc/>
          </draw:page-thumbnail>
          <draw:frame draw:id="id74" presentation:style-name="a983" draw:name="ノート プレースホルダ 2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3" draw:style-name="a985" draw:master-page-name="Master1-Layout2-obj-タイトルとコンテンツ" presentation:presentation-page-layout-name="Master1-PPL2">
        <draw:frame draw:id="id75" presentation:style-name="a989" draw:name="タイトル 1" svg:x="0.5in" svg:y="0.30035in" svg:width="9in" svg:height="1.25in" presentation:class="title" presentation:placeholder="false">
          <draw:text-box>
            <text:p text:style-name="a988" text:class-names="" text:cond-style-name=""><text:span text:style-name="a986" text:class-names="">シミュレータ係</text:span><text:span text:style-name="a987" text:class-names=""/></text:p>
          </draw:text-box>
          <svg:desc/>
        </draw:frame>
        <draw:frame draw:id="id76" presentation:style-name="a1022" draw:name="コンテンツ プレースホルダ 2" svg:x="0.5in" svg:y="1.75in" svg:width="9in" svg:height="4.94965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0" text:class-names="">先週やったこと</text:span><text:span text:style-name="a991" text:class-names=""/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4" text:class-names="">sin</text:span><text:span text:style-name="a995" text:class-names="">（ライブラリ）完成</text:span><text:span text:style-name="a996" text:class-names=""/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999" text:class-names="">誤差は元からなかったことが判明</text:span><text:span text:style-name="a1000" text:class-names=""/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3" text:class-names="">cos</text:span><text:span text:style-name="a1004" text:class-names="">テスト中。多分大丈夫</text:span><text:span text:style-name="a1005" text:class-names=""/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今週やること</text:span><text:span text:style-name="a1009" text:class-names=""/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2" text:class-names="">atan</text:span><text:span text:style-name="a1013" text:class-names="">(, tan)</text:span><text:span text:style-name="a1014" text:class-names="">完成</text:span><text:span text:style-name="a1015" text:class-names=""/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8" text:class-names="">中間試験の勉強</text:span><text:span text:style-name="a1019" text:class-names=""/></text:p>
                  </text:list-item>
                </text:list>
              </text:list-item>
            </text:list>
          </draw:text-box>
          <svg:desc/>
        </draw:frame>
      </draw:page>
      <draw:page draw:name="Slide4" draw:style-name="a1023" draw:master-page-name="Master1-Layout7-blank-白紙" presentation:presentation-page-layout-name="Master1-PPL7">
        <draw:frame draw:id="id77" presentation:style-name="a1042" draw:name="サブタイトル 1" svg:x="0.49997in" svg:y="0.29894in" svg:width="8.99908in" svg:height="6.40563in" presentation:class="subtitle" presentation:placeholder="false">
          <draw:text-box>
            <text:p text:style-name="a1025" text:class-names="" text:cond-style-name=""><text:span text:style-name="a1024" text:class-names="">コア</text:span></text:p>
            <text:p text:style-name="a1027" text:class-names="" text:cond-style-name=""><text:span text:style-name="a1026" text:class-names=""/></text:p>
            <text:p text:style-name="a1029" text:class-names="" text:cond-style-name=""><text:span text:style-name="a1028" text:class-names="">○先週やったこと</text:span></text:p>
            <text:p text:style-name="a1032" text:class-names="" text:cond-style-name=""><text:span text:style-name="a1030" text:class-names="">ぱたへね</text:span><text:span text:style-name="a1031" text:class-names="">読んでパイプライン化について考える</text:span></text:p>
            <text:p text:style-name="a1034" text:class-names="" text:cond-style-name=""><text:span text:style-name="a1033" text:class-names=""/></text:p>
            <text:p text:style-name="a1036" text:class-names="" text:cond-style-name=""><text:span text:style-name="a1035" text:class-names="">○今週やること</text:span></text:p>
            <text:p text:style-name="a1039" text:class-names="" text:cond-style-name=""><text:span text:style-name="a1037" text:class-names="">FPU組み込み</text:span><text:span text:style-name="a1038" text:class-names=""/></text:p>
            <text:p text:style-name="a1041" text:class-names="" text:cond-style-name=""><text:span text:style-name="a1040" text:class-names="">命令ごとにレイテンシを変えてみる</text:span></text:p>
          </draw:text-box>
          <svg:desc/>
        </draw:frame>
        <presentation:notes draw:style-name="a1045">
          <draw:page-thumbnail draw:page-number="4" svg:x="1.32353in" svg:y="0.75915in" svg:width="4.85294in" svg:height="3.75in" presentation:class="page" draw:id="id78" presentation:style-name="a1043" draw:name="スライド イメージ プレースホルダ 1">
            <svg:desc/>
          </draw:page-thumbnail>
          <draw:frame draw:id="id79" presentation:style-name="a1044" draw:name="ノート プレースホルダ 2" svg:x="0.75in" svg:y="4.75in" svg:width="6in" svg:height="0.30293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0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2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06/9/6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  <presentation:notes style:page-layout-name="pageLayout2" draw:style-name="a82">
        <draw:frame draw:id="id5" presentation:style-name="a44" draw:name="ヘッダー プレースホルダ 1" svg:x="0in" svg:y="0in" svg:width="3.25in" svg:height="0.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6" presentation:style-name="a49" draw:name="日付プレースホルダ 2" svg:x="4.24826in" svg:y="0in" svg:width="3.25in" svg:height="0.5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desc/>
        </draw:frame>
        <draw:page-thumbnail svg:x="1.25in" svg:y="0.75in" svg:width="5in" svg:height="3.75in" presentation:class="page" draw:id="id7" presentation:style-name="a50" draw:name="スライド イメージ プレースホルダ 3">
          <svg:desc/>
        </draw:page-thumbnail>
        <draw:frame draw:id="id8" presentation:style-name="a74" draw:name="ノート プレースホルダ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マスタ テキストの書式設定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3" text:class-names="">第<text:s text:c="1"/></text:span><text:span text:style-name="a54" text:class-names="">2<text:s text:c="1"/></text:span><text:span text:style-name="a55" text:class-names="">レベル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58" text:class-names="">第<text:s text:c="1"/></text:span><text:span text:style-name="a59" text:class-names="">3<text:s text:c="1"/></text:span><text:span text:style-name="a6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3" text:class-names="">第<text:s text:c="1"/></text:span><text:span text:style-name="a64" text:class-names="">4<text:s text:c="1"/></text:span><text:span text:style-name="a6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list text:style-name="a73">
                              <text:list-item>
                                <text:p text:style-name="a72" text:class-names="" text:cond-style-name=""><text:span text:style-name="a68" text:class-names="">第<text:s text:c="1"/></text:span><text:span text:style-name="a69" text:class-names="">5<text:s text:c="1"/></text:span><text:span text:style-name="a70" text:class-names="">レベル</text:span><text:span text:style-name="a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" draw:name="フッター プレースホルダ 5" svg:x="0in" svg:y="9.49826in" svg:width="3.25in" svg:height="0.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10" presentation:style-name="a81" draw:name="スライド番号プレースホルダ 6" svg:x="4.24826in" svg:y="9.49826in" svg:width="3.25in" svg:height="0.5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/></text:span><text:span text:style-name="a79" text:class-names=""/></text:p>
          </draw:text-box>
          <svg:desc/>
        </draw:frame>
      </presentation:notes>
    </style:master-page>
    <style:master-page style:name="Master1-Layout1-title-タイトル-スライド" style:page-layout-name="pageLayout1" draw:style-name="a83">
      <draw:frame draw:id="id11" presentation:style-name="a87" draw:name="タイトル 1" svg:x="0.75in" svg:y="2.32986in" svg:width="8.5in" svg:height="1.60764in" presentation:class="title" presentation:placeholder="false">
        <draw:text-box>
          <text:p text:style-name="a86" text:class-names="" text:cond-style-name=""><text:span text:style-name="a84" text:class-names="">マスタ タイトルの書式設定</text:span><text:span text:style-name="a85" text:class-names=""/></text:p>
        </draw:text-box>
        <svg:desc/>
      </draw:frame>
      <draw:frame draw:id="id12" presentation:style-name="a91" draw:name="サブタイトル 2" svg:x="1.5in" svg:y="4.25in" svg:width="7in" svg:height="1.91667in" presentation:class="subtitle" presentation:placeholder="false">
        <draw:text-box>
          <text:p text:style-name="a90" text:class-names="" text:cond-style-name=""><text:span text:style-name="a88" text:class-names="">マスタ サブタイトルの書式設定</text:span><text:span text:style-name="a89" text:class-names=""/></text:p>
        </draw:text-box>
        <svg:desc/>
      </draw:frame>
      <draw:frame draw:id="id13" presentation:style-name="a96" draw:name="日付プレースホルダ 3" svg:x="0.5in" svg:y="6.95139in" svg:width="2.33333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2006/9/6</text:date></text:span><text:span text:style-name="a94" text:class-names=""/></text:p>
        </draw:text-box>
        <svg:desc/>
      </draw:frame>
      <draw:frame draw:id="id14" presentation:style-name="a99" draw:name="フッター プレースホルダ 4" svg:x="3.41667in" svg:y="6.95139in" svg:width="3.16667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15" presentation:style-name="a103" draw:name="スライド番号プレースホルダ 5" svg:x="7.16667in" svg:y="6.95139in" svg:width="2.33333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&lt;#&gt;</text:page-number></text:span><text:span text:style-name="a101" text:class-names=""/></text:p>
        </draw:text-box>
        <svg:desc/>
      </draw:frame>
      <presentation:notes style:page-layout-name="pageLayout2" draw:style-name="a144">
        <draw:frame draw:id="id5" presentation:style-name="a106" draw:name="ヘッダー プレースホルダ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desc/>
        </draw:frame>
        <draw:frame draw:id="id6" presentation:style-name="a111" draw:name="日付プレースホルダ 2" svg:x="4.24826in" svg:y="0in" svg:width="3.25in" svg:height="0.5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desc/>
        </draw:frame>
        <draw:page-thumbnail svg:x="1.25in" svg:y="0.75in" svg:width="5in" svg:height="3.75in" presentation:class="page" draw:id="id7" presentation:style-name="a112" draw:name="スライド イメージ プレースホルダ 3">
          <svg:desc/>
        </draw:page-thumbnail>
        <draw:frame draw:id="id8" presentation:style-name="a136" draw:name="ノート プレースホルダ 4" svg:x="0.75in" svg:y="4.75in" svg:width="6in" svg:height="4.5in" presentation:class="notes" presentation:placeholder="false">
          <draw:text-box>
            <text:p text:style-name="a114" text:class-names="" text:cond-style-name=""><text:span text:style-name="a113" text:class-names="">マスタ テキストの書式設定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5" text:class-names="">第<text:s text:c="1"/></text:span><text:span text:style-name="a116" text:class-names="">2<text:s text:c="1"/></text:span><text:span text:style-name="a117" text:class-names="">レベル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0" text:class-names="">第<text:s text:c="1"/></text:span><text:span text:style-name="a121" text:class-names="">3<text:s text:c="1"/></text:span><text:span text:style-name="a12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5" text:class-names="">第<text:s text:c="1"/></text:span><text:span text:style-name="a126" text:class-names="">4<text:s text:c="1"/></text:span><text:span text:style-name="a12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0" text:class-names="">第<text:s text:c="1"/></text:span><text:span text:style-name="a131" text:class-names="">5<text:s text:c="1"/></text:span><text:span text:style-name="a132" text:class-names="">レベル</text:span><text:span text:style-name="a1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39" draw:name="フッター プレースホルダ 5" svg:x="0in" svg:y="9.49826in" svg:width="3.25in" svg:height="0.5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desc/>
        </draw:frame>
        <draw:frame draw:id="id10" presentation:style-name="a143" draw:name="スライド番号プレースホルダ 6" svg:x="4.24826in" svg:y="9.49826in" svg:width="3.25in" svg:height="0.5in" presentation:class="page-number" presentation:placeholder="false">
          <draw:text-box>
            <text:p text:style-name="a142" text:class-names="" text:cond-style-name=""><text:span text:style-name="a140" text:class-names=""><text:page-number style:num-format="1" text:fixed="false"/></text:span><text:span text:style-name="a141" text:class-names=""/></text:p>
          </draw:text-box>
          <svg:desc/>
        </draw:frame>
      </presentation:notes>
    </style:master-page>
    <style:master-page style:name="Master1-Layout2-obj-タイトルとコンテンツ" style:page-layout-name="pageLayout1" draw:style-name="a145">
      <draw:frame draw:id="id16" presentation:style-name="a149" draw:name="タイトル 1" svg:x="0.5in" svg:y="0.30035in" svg:width="9in" svg:height="1.25in" presentation:class="title" presentation:placeholder="false">
        <draw:text-box>
          <text:p text:style-name="a148" text:class-names="" text:cond-style-name=""><text:span text:style-name="a146" text:class-names="">マスタ タイトルの書式設定</text:span><text:span text:style-name="a147" text:class-names=""/></text:p>
        </draw:text-box>
        <svg:desc/>
      </draw:frame>
      <draw:frame draw:id="id17" presentation:style-name="a174" draw:name="コンテンツ プレースホルダ 2" svg:x="0.5in" svg:y="1.75in" svg:width="9in" svg:height="4.94965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マスタ テキストの書式設定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3" text:class-names="">第<text:s text:c="1"/></text:span><text:span text:style-name="a154" text:class-names="">2<text:s text:c="1"/></text:span><text:span text:style-name="a155" text:class-names="">レベル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58" text:class-names="">第<text:s text:c="1"/></text:span><text:span text:style-name="a159" text:class-names="">3<text:s text:c="1"/></text:span><text:span text:style-name="a160" text:class-names="">レベル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3" text:class-names="">第<text:s text:c="1"/></text:span><text:span text:style-name="a164" text:class-names="">4<text:s text:c="1"/></text:span><text:span text:style-name="a16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68" text:class-names="">第<text:s text:c="1"/></text:span><text:span text:style-name="a169" text:class-names="">5<text:s text:c="1"/></text:span><text:span text:style-name="a170" text:class-names="">レベル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79" draw:name="日付プレースホルダ 3" svg:x="0.5in" svg:y="6.95139in" svg:width="2.33333in" svg:height="0.39931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>2006/9/6</text:date></text:span><text:span text:style-name="a177" text:class-names=""/></text:p>
        </draw:text-box>
        <svg:desc/>
      </draw:frame>
      <draw:frame draw:id="id19" presentation:style-name="a182" draw:name="フッター プレースホルダ 4" svg:x="3.41667in" svg:y="6.95139in" svg:width="3.16667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desc/>
      </draw:frame>
      <draw:frame draw:id="id20" presentation:style-name="a186" draw:name="スライド番号プレースホルダ 5" svg:x="7.16667in" svg:y="6.95139in" svg:width="2.33333in" svg:height="0.39931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>&lt;#&gt;</text:page-number></text:span><text:span text:style-name="a184" text:class-names=""/></text:p>
        </draw:text-box>
        <svg:desc/>
      </draw:frame>
      <presentation:notes style:page-layout-name="pageLayout2" draw:style-name="a227">
        <draw:frame draw:id="id5" presentation:style-name="a189" draw:name="ヘッダー プレースホルダ 1" svg:x="0in" svg:y="0in" svg:width="3.25in" svg:height="0.5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desc/>
        </draw:frame>
        <draw:frame draw:id="id6" presentation:style-name="a194" draw:name="日付プレースホルダ 2" svg:x="4.24826in" svg:y="0in" svg:width="3.25in" svg:height="0.5in" presentation:class="date-time" presentation:placeholder="false">
          <draw:text-box>
            <text:p text:style-name="a193" text:class-names="" text:cond-style-name=""><text:span text:style-name="a190" text:class-names=""><text:date text:fixed="false" style:data-style-name="a191"/></text:span><text:span text:style-name="a192" text:class-names=""/></text:p>
          </draw:text-box>
          <svg:desc/>
        </draw:frame>
        <draw:page-thumbnail svg:x="1.25in" svg:y="0.75in" svg:width="5in" svg:height="3.75in" presentation:class="page" draw:id="id7" presentation:style-name="a195" draw:name="スライド イメージ プレースホルダ 3">
          <svg:desc/>
        </draw:page-thumbnail>
        <draw:frame draw:id="id8" presentation:style-name="a219" draw:name="ノート プレースホルダ 4" svg:x="0.75in" svg:y="4.75in" svg:width="6in" svg:height="4.5in" presentation:class="notes" presentation:placeholder="false">
          <draw:text-box>
            <text:p text:style-name="a197" text:class-names="" text:cond-style-name=""><text:span text:style-name="a196" text:class-names="">マスタ テキストの書式設定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198" text:class-names="">第<text:s text:c="1"/></text:span><text:span text:style-name="a199" text:class-names="">2<text:s text:c="1"/></text:span><text:span text:style-name="a200" text:class-names="">レベル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3" text:class-names="">第<text:s text:c="1"/></text:span><text:span text:style-name="a204" text:class-names="">3<text:s text:c="1"/></text:span><text:span text:style-name="a20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08" text:class-names="">第<text:s text:c="1"/></text:span><text:span text:style-name="a209" text:class-names="">4<text:s text:c="1"/></text:span><text:span text:style-name="a21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3" text:class-names="">第<text:s text:c="1"/></text:span><text:span text:style-name="a214" text:class-names="">5<text:s text:c="1"/></text:span><text:span text:style-name="a215" text:class-names="">レベル</text:span><text:span text:style-name="a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22" draw:name="フッター プレースホルダ 5" svg:x="0in" svg:y="9.49826in" svg:width="3.25in" svg:height="0.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desc/>
        </draw:frame>
        <draw:frame draw:id="id10" presentation:style-name="a226" draw:name="スライド番号プレースホルダ 6" svg:x="4.24826in" svg:y="9.49826in" svg:width="3.25in" svg:height="0.5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  </draw:text-box>
          <svg:desc/>
        </draw:frame>
      </presentation:notes>
    </style:master-page>
    <style:master-page style:name="Master1-Layout3-secHead-セクション見出し" style:page-layout-name="pageLayout1" draw:style-name="a228">
      <draw:frame draw:id="id21" presentation:style-name="a232" draw:name="タイトル 1" svg:x="0.78993in" svg:y="4.81944in" svg:width="8.5in" svg:height="1.48958in" presentation:class="title" presentation:placeholder="false">
        <draw:text-box>
          <text:p text:style-name="a231" text:class-names="" text:cond-style-name=""><text:span text:style-name="a229" text:class-names="">マスタ タイトルの書式設定</text:span><text:span text:style-name="a230" text:class-names=""/></text:p>
        </draw:text-box>
        <svg:desc/>
      </draw:frame>
      <draw:frame draw:id="id22" presentation:style-name="a236" draw:name="テキスト プレースホルダ 2" svg:x="0.78993in" svg:y="3.17882in" svg:width="8.5in" svg:height="1.6406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マスタ テキストの書式設定</text:span></text:p>
            </text:list-item>
          </text:list>
        </draw:text-box>
        <svg:desc/>
      </draw:frame>
      <draw:frame draw:id="id23" presentation:style-name="a241" draw:name="日付プレースホルダ 3" svg:x="0.5in" svg:y="6.95139in" svg:width="2.33333in" svg:height="0.3993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2006/9/6</text:date></text:span><text:span text:style-name="a239" text:class-names=""/></text:p>
        </draw:text-box>
        <svg:desc/>
      </draw:frame>
      <draw:frame draw:id="id24" presentation:style-name="a244" draw:name="フッター プレースホルダ 4" svg:x="3.41667in" svg:y="6.95139in" svg:width="3.16667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desc/>
      </draw:frame>
      <draw:frame draw:id="id25" presentation:style-name="a248" draw:name="スライド番号プレースホルダ 5" svg:x="7.16667in" svg:y="6.95139in" svg:width="2.33333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&lt;#&gt;</text:page-number></text:span><text:span text:style-name="a246" text:class-names=""/></text:p>
        </draw:text-box>
        <svg:desc/>
      </draw:frame>
      <presentation:notes style:page-layout-name="pageLayout2" draw:style-name="a289">
        <draw:frame draw:id="id5" presentation:style-name="a251" draw:name="ヘッダー プレースホルダ 1" svg:x="0in" svg:y="0in" svg:width="3.25in" svg:height="0.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desc/>
        </draw:frame>
        <draw:frame draw:id="id6" presentation:style-name="a256" draw:name="日付プレースホルダ 2" svg:x="4.24826in" svg:y="0in" svg:width="3.25in" svg:height="0.5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desc/>
        </draw:frame>
        <draw:page-thumbnail svg:x="1.25in" svg:y="0.75in" svg:width="5in" svg:height="3.75in" presentation:class="page" draw:id="id7" presentation:style-name="a257" draw:name="スライド イメージ プレースホルダ 3">
          <svg:desc/>
        </draw:page-thumbnail>
        <draw:frame draw:id="id8" presentation:style-name="a281" draw:name="ノート プレースホルダ 4" svg:x="0.75in" svg:y="4.75in" svg:width="6in" svg:height="4.5in" presentation:class="notes" presentation:placeholder="false">
          <draw:text-box>
            <text:p text:style-name="a259" text:class-names="" text:cond-style-name=""><text:span text:style-name="a258" text:class-names="">マスタ テキストの書式設定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0" text:class-names="">第<text:s text:c="1"/></text:span><text:span text:style-name="a261" text:class-names="">2<text:s text:c="1"/></text:span><text:span text:style-name="a262" text:class-names="">レベル</text:span></text:p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p text:style-name="a268" text:class-names="" text:cond-style-name=""><text:span text:style-name="a265" text:class-names="">第<text:s text:c="1"/></text:span><text:span text:style-name="a266" text:class-names="">3<text:s text:c="1"/></text:span><text:span text:style-name="a26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0" text:class-names="">第<text:s text:c="1"/></text:span><text:span text:style-name="a271" text:class-names="">4<text:s text:c="1"/></text:span><text:span text:style-name="a27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5" text:class-names="">第<text:s text:c="1"/></text:span><text:span text:style-name="a276" text:class-names="">5<text:s text:c="1"/></text:span><text:span text:style-name="a277" text:class-names="">レベル</text:span><text:span text:style-name="a2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84" draw:name="フッター プレースホルダ 5" svg:x="0in" svg:y="9.49826in" svg:width="3.25in" svg:height="0.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desc/>
        </draw:frame>
        <draw:frame draw:id="id10" presentation:style-name="a288" draw:name="スライド番号プレースホルダ 6" svg:x="4.24826in" svg:y="9.49826in" svg:width="3.25in" svg:height="0.5in" presentation:class="page-number" presentation:placeholder="false">
          <draw:text-box>
  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  </draw:text-box>
          <svg:desc/>
        </draw:frame>
      </presentation:notes>
    </style:master-page>
    <style:master-page style:name="Master1-Layout4-twoObj-2-つのコンテンツ" style:page-layout-name="pageLayout1" draw:style-name="a290">
      <draw:frame draw:id="id26" presentation:style-name="a294" draw:name="タイトル 1" svg:x="0.5in" svg:y="0.30035in" svg:width="9in" svg:height="1.25in" presentation:class="title" presentation:placeholder="false">
        <draw:text-box>
          <text:p text:style-name="a293" text:class-names="" text:cond-style-name=""><text:span text:style-name="a291" text:class-names="">マスタ タイトルの書式設定</text:span><text:span text:style-name="a292" text:class-names=""/></text:p>
        </draw:text-box>
        <svg:desc/>
      </draw:frame>
      <draw:frame draw:id="id27" presentation:style-name="a319" draw:name="コンテンツ プレースホルダ 2" svg:x="0.5in" svg:y="1.75in" svg:width="4.41667in" svg:height="4.94965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マスタ テキストの書式設定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298" text:class-names="">第<text:s text:c="1"/></text:span><text:span text:style-name="a299" text:class-names="">2<text:s text:c="1"/></text:span><text:span text:style-name="a300" text:class-names="">レベル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3" text:class-names="">第<text:s text:c="1"/></text:span><text:span text:style-name="a304" text:class-names="">3<text:s text:c="1"/></text:span><text:span text:style-name="a305" text:class-names="">レベル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08" text:class-names="">第<text:s text:c="1"/></text:span><text:span text:style-name="a309" text:class-names="">4<text:s text:c="1"/></text:span><text:span text:style-name="a3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3" text:class-names="">第<text:s text:c="1"/></text:span><text:span text:style-name="a314" text:class-names="">5<text:s text:c="1"/></text:span><text:span text:style-name="a315" text:class-names="">レベル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344" draw:name="コンテンツ プレースホルダ 3" svg:x="5.08333in" svg:y="1.75in" svg:width="4.41667in" svg:height="4.94965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マスタ テキストの書式設定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3" text:class-names="">第<text:s text:c="1"/></text:span><text:span text:style-name="a324" text:class-names="">2<text:s text:c="1"/></text:span><text:span text:style-name="a325" text:class-names="">レベル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28" text:class-names="">第<text:s text:c="1"/></text:span><text:span text:style-name="a329" text:class-names="">3<text:s text:c="1"/></text:span><text:span text:style-name="a330" text:class-names="">レベル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3" text:class-names="">第<text:s text:c="1"/></text:span><text:span text:style-name="a334" text:class-names="">4<text:s text:c="1"/></text:span><text:span text:style-name="a33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38" text:class-names="">第<text:s text:c="1"/></text:span><text:span text:style-name="a339" text:class-names="">5<text:s text:c="1"/></text:span><text:span text:style-name="a340" text:class-names="">レベル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349" draw:name="日付プレースホルダ 4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2006/9/6</text:date></text:span><text:span text:style-name="a347" text:class-names=""/></text:p>
        </draw:text-box>
        <svg:desc/>
      </draw:frame>
      <draw:frame draw:id="id30" presentation:style-name="a352" draw:name="フッター プレースホルダ 5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desc/>
      </draw:frame>
      <draw:frame draw:id="id31" presentation:style-name="a356" draw:name="スライド番号プレースホルダ 6" svg:x="7.16667in" svg:y="6.95139in" svg:width="2.3333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&lt;#&gt;</text:page-number></text:span><text:span text:style-name="a354" text:class-names=""/></text:p>
        </draw:text-box>
        <svg:desc/>
      </draw:frame>
      <presentation:notes style:page-layout-name="pageLayout2" draw:style-name="a397">
        <draw:frame draw:id="id5" presentation:style-name="a359" draw:name="ヘッダー プレースホルダ 1" svg:x="0in" svg:y="0in" svg:width="3.25in" svg:height="0.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desc/>
        </draw:frame>
        <draw:frame draw:id="id6" presentation:style-name="a364" draw:name="日付プレースホルダ 2" svg:x="4.24826in" svg:y="0in" svg:width="3.25in" svg:height="0.5in" presentation:class="date-time" presentation:placeholder="false">
          <draw:text-box>
            <text:p text:style-name="a363" text:class-names="" text:cond-style-name=""><text:span text:style-name="a360" text:class-names=""><text:date text:fixed="false" style:data-style-name="a361"/></text:span><text:span text:style-name="a362" text:class-names=""/></text:p>
          </draw:text-box>
          <svg:desc/>
        </draw:frame>
        <draw:page-thumbnail svg:x="1.25in" svg:y="0.75in" svg:width="5in" svg:height="3.75in" presentation:class="page" draw:id="id7" presentation:style-name="a365" draw:name="スライド イメージ プレースホルダ 3">
          <svg:desc/>
        </draw:page-thumbnail>
        <draw:frame draw:id="id8" presentation:style-name="a389" draw:name="ノート プレースホルダ 4" svg:x="0.75in" svg:y="4.75in" svg:width="6in" svg:height="4.5in" presentation:class="notes" presentation:placeholder="false">
          <draw:text-box>
            <text:p text:style-name="a367" text:class-names="" text:cond-style-name=""><text:span text:style-name="a366" text:class-names="">マスタ テキストの書式設定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68" text:class-names="">第<text:s text:c="1"/></text:span><text:span text:style-name="a369" text:class-names="">2<text:s text:c="1"/></text:span><text:span text:style-name="a370" text:class-names="">レベル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3" text:class-names="">第<text:s text:c="1"/></text:span><text:span text:style-name="a374" text:class-names="">3<text:s text:c="1"/></text:span><text:span text:style-name="a37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78" text:class-names="">第<text:s text:c="1"/></text:span><text:span text:style-name="a379" text:class-names="">4<text:s text:c="1"/></text:span><text:span text:style-name="a38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list text:style-name="a388">
                              <text:list-item>
                                <text:p text:style-name="a387" text:class-names="" text:cond-style-name=""><text:span text:style-name="a383" text:class-names="">第<text:s text:c="1"/></text:span><text:span text:style-name="a384" text:class-names="">5<text:s text:c="1"/></text:span><text:span text:style-name="a385" text:class-names="">レベル</text:span><text:span text:style-name="a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92" draw:name="フッター プレースホルダ 5" svg:x="0in" svg:y="9.49826in" svg:width="3.25in" svg:height="0.5in" presentation:class="footer" presentation:placeholder="false">
          <draw:text-box>
            <text:p text:style-name="a391" text:class-names="" text:cond-style-name=""><text:span text:style-name="a390" text:class-names=""/></text:p>
          </draw:text-box>
          <svg:desc/>
        </draw:frame>
        <draw:frame draw:id="id10" presentation:style-name="a396" draw:name="スライド番号プレースホルダ 6" svg:x="4.24826in" svg:y="9.49826in" svg:width="3.25in" svg:height="0.5in" presentation:class="page-number" presentation:placeholder="false">
          <draw:text-box>
            <text:p text:style-name="a395" text:class-names="" text:cond-style-name=""><text:span text:style-name="a393" text:class-names=""><text:page-number style:num-format="1" text:fixed="false"/></text:span><text:span text:style-name="a394" text:class-names=""/></text:p>
          </draw:text-box>
          <svg:desc/>
        </draw:frame>
      </presentation:notes>
    </style:master-page>
    <style:master-page style:name="Master1-Layout5-twoTxTwoObj-比較" style:page-layout-name="pageLayout1" draw:style-name="a398">
      <draw:frame draw:id="id32" presentation:style-name="a402" draw:name="タイトル 1" svg:x="0.5in" svg:y="0.30035in" svg:width="9in" svg:height="1.25in" presentation:class="title" presentation:placeholder="false">
        <draw:text-box>
          <text:p text:style-name="a401" text:class-names="" text:cond-style-name=""><text:span text:style-name="a399" text:class-names="">マスタ タイトルの書式設定</text:span><text:span text:style-name="a400" text:class-names=""/></text:p>
        </draw:text-box>
        <svg:desc/>
      </draw:frame>
      <draw:frame draw:id="id33" presentation:style-name="a406" draw:name="テキスト プレースホルダ 2" svg:x="0.5in" svg:y="1.67882in" svg:width="4.4184in" svg:height="0.69965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マスタ テキストの書式設定</text:span></text:p>
            </text:list-item>
          </text:list>
        </draw:text-box>
        <svg:desc/>
      </draw:frame>
      <draw:frame draw:id="id34" presentation:style-name="a431" draw:name="コンテンツ プレースホルダ 3" svg:x="0.5in" svg:y="2.37847in" svg:width="4.4184in" svg:height="4.32118in" presentation:class="object" presentation:placeholder="false">
        <draw:text-box>
          <text:list text:style-name="a409">
            <text:list-item>
              <text:p text:style-name="a408" text:class-names="" text:cond-style-name=""><text:span text:style-name="a407" text:class-names="">マスタ テキストの書式設定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0" text:class-names="">第<text:s text:c="1"/></text:span><text:span text:style-name="a411" text:class-names="">2<text:s text:c="1"/></text:span><text:span text:style-name="a412" text:class-names="">レベル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5" text:class-names="">第<text:s text:c="1"/></text:span><text:span text:style-name="a416" text:class-names="">3<text:s text:c="1"/></text:span><text:span text:style-name="a417" text:class-names="">レベル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0" text:class-names="">第<text:s text:c="1"/></text:span><text:span text:style-name="a421" text:class-names="">4<text:s text:c="1"/></text:span><text:span text:style-name="a42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5" text:class-names="">第<text:s text:c="1"/></text:span><text:span text:style-name="a426" text:class-names="">5<text:s text:c="1"/></text:span><text:span text:style-name="a427" text:class-names="">レベル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435" draw:name="テキスト プレースホルダ 4" svg:x="5.07986in" svg:y="1.67882in" svg:width="4.42014in" svg:height="0.69965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マスタ テキストの書式設定</text:span></text:p>
            </text:list-item>
          </text:list>
        </draw:text-box>
        <svg:desc/>
      </draw:frame>
      <draw:frame draw:id="id36" presentation:style-name="a460" draw:name="コンテンツ プレースホルダ 5" svg:x="5.07986in" svg:y="2.37847in" svg:width="4.42014in" svg:height="4.32118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マスタ テキストの書式設定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39" text:class-names="">第<text:s text:c="1"/></text:span><text:span text:style-name="a440" text:class-names="">2<text:s text:c="1"/></text:span><text:span text:style-name="a441" text:class-names="">レベル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4" text:class-names="">第<text:s text:c="1"/></text:span><text:span text:style-name="a445" text:class-names="">3<text:s text:c="1"/></text:span><text:span text:style-name="a446" text:class-names="">レベル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49" text:class-names="">第<text:s text:c="1"/></text:span><text:span text:style-name="a450" text:class-names="">4<text:s text:c="1"/></text:span><text:span text:style-name="a45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4" text:class-names="">第<text:s text:c="1"/></text:span><text:span text:style-name="a455" text:class-names="">5<text:s text:c="1"/></text:span><text:span text:style-name="a456" text:class-names="">レベル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465" draw:name="日付プレースホルダ 6" svg:x="0.5in" svg:y="6.95139in" svg:width="2.33333in" svg:height="0.39931in" presentation:class="date-time" presentation:placeholder="false">
        <draw:text-box>
          <text:p text:style-name="a464" text:class-names="" text:cond-style-name=""><text:span text:style-name="a461" text:class-names=""><text:date text:fixed="false" style:data-style-name="a462">2006/9/6</text:date></text:span><text:span text:style-name="a463" text:class-names=""/></text:p>
        </draw:text-box>
        <svg:desc/>
      </draw:frame>
      <draw:frame draw:id="id38" presentation:style-name="a468" draw:name="フッター プレースホルダ 7" svg:x="3.41667in" svg:y="6.95139in" svg:width="3.16667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desc/>
      </draw:frame>
      <draw:frame draw:id="id39" presentation:style-name="a472" draw:name="スライド番号プレースホルダ 8" svg:x="7.16667in" svg:y="6.95139in" svg:width="2.33333in" svg:height="0.39931in" presentation:class="page-number" presentation:placeholder="false">
        <draw:text-box>
          <text:p text:style-name="a471" text:class-names="" text:cond-style-name=""><text:span text:style-name="a469" text:class-names=""><text:page-number style:num-format="1" text:fixed="false">&lt;#&gt;</text:page-number></text:span><text:span text:style-name="a470" text:class-names=""/></text:p>
        </draw:text-box>
        <svg:desc/>
      </draw:frame>
      <presentation:notes style:page-layout-name="pageLayout2" draw:style-name="a513">
        <draw:frame draw:id="id5" presentation:style-name="a475" draw:name="ヘッダー プレースホルダ 1" svg:x="0in" svg:y="0in" svg:width="3.25in" svg:height="0.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desc/>
        </draw:frame>
        <draw:frame draw:id="id6" presentation:style-name="a480" draw:name="日付プレースホルダ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  </draw:text-box>
          <svg:desc/>
        </draw:frame>
        <draw:page-thumbnail svg:x="1.25in" svg:y="0.75in" svg:width="5in" svg:height="3.75in" presentation:class="page" draw:id="id7" presentation:style-name="a481" draw:name="スライド イメージ プレースホルダ 3">
          <svg:desc/>
        </draw:page-thumbnail>
        <draw:frame draw:id="id8" presentation:style-name="a505" draw:name="ノート プレースホルダ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マスタ テキストの書式設定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4" text:class-names="">第<text:s text:c="1"/></text:span><text:span text:style-name="a485" text:class-names="">2<text:s text:c="1"/></text:span><text:span text:style-name="a486" text:class-names="">レベル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89" text:class-names="">第<text:s text:c="1"/></text:span><text:span text:style-name="a490" text:class-names="">3<text:s text:c="1"/></text:span><text:span text:style-name="a49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4" text:class-names="">第<text:s text:c="1"/></text:span><text:span text:style-name="a495" text:class-names="">4<text:s text:c="1"/></text:span><text:span text:style-name="a49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499" text:class-names="">第<text:s text:c="1"/></text:span><text:span text:style-name="a500" text:class-names="">5<text:s text:c="1"/></text:span><text:span text:style-name="a501" text:class-names="">レベル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8" draw:name="フッター プレースホルダ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10" presentation:style-name="a512" draw:name="スライド番号プレースホルダ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desc/>
        </draw:frame>
      </presentation:notes>
    </style:master-page>
    <style:master-page style:name="Master1-Layout6-titleOnly-タイトルのみ" style:page-layout-name="pageLayout1" draw:style-name="a514">
      <draw:frame draw:id="id40" presentation:style-name="a518" draw:name="タイトル 1" svg:x="0.5in" svg:y="0.30035in" svg:width="9in" svg:height="1.25in" presentation:class="title" presentation:placeholder="false">
        <draw:text-box>
          <text:p text:style-name="a517" text:class-names="" text:cond-style-name=""><text:span text:style-name="a515" text:class-names="">マスタ タイトルの書式設定</text:span><text:span text:style-name="a516" text:class-names=""/></text:p>
        </draw:text-box>
        <svg:desc/>
      </draw:frame>
      <draw:frame draw:id="id41" presentation:style-name="a523" draw:name="日付プレースホルダ 2" svg:x="0.5in" svg:y="6.95139in" svg:width="2.3333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2006/9/6</text:date></text:span><text:span text:style-name="a521" text:class-names=""/></text:p>
        </draw:text-box>
        <svg:desc/>
      </draw:frame>
      <draw:frame draw:id="id42" presentation:style-name="a526" draw:name="フッター プレースホルダ 3" svg:x="3.41667in" svg:y="6.95139in" svg:width="3.16667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desc/>
      </draw:frame>
      <draw:frame draw:id="id43" presentation:style-name="a530" draw:name="スライド番号プレースホルダ 4" svg:x="7.16667in" svg:y="6.95139in" svg:width="2.3333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&lt;#&gt;</text:page-number></text:span><text:span text:style-name="a528" text:class-names=""/></text:p>
        </draw:text-box>
        <svg:desc/>
      </draw:frame>
      <presentation:notes style:page-layout-name="pageLayout2" draw:style-name="a571">
        <draw:frame draw:id="id5" presentation:style-name="a533" draw:name="ヘッダー プレースホルダ 1" svg:x="0in" svg:y="0in" svg:width="3.25in" svg:height="0.5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desc/>
        </draw:frame>
        <draw:frame draw:id="id6" presentation:style-name="a538" draw:name="日付プレースホルダ 2" svg:x="4.24826in" svg:y="0in" svg:width="3.25in" svg:height="0.5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  </draw:text-box>
          <svg:desc/>
        </draw:frame>
        <draw:page-thumbnail svg:x="1.25in" svg:y="0.75in" svg:width="5in" svg:height="3.75in" presentation:class="page" draw:id="id7" presentation:style-name="a539" draw:name="スライド イメージ プレースホルダ 3">
          <svg:desc/>
        </draw:page-thumbnail>
        <draw:frame draw:id="id8" presentation:style-name="a563" draw:name="ノート プレースホルダ 4" svg:x="0.75in" svg:y="4.75in" svg:width="6in" svg:height="4.5in" presentation:class="notes" presentation:placeholder="false">
          <draw:text-box>
            <text:p text:style-name="a541" text:class-names="" text:cond-style-name=""><text:span text:style-name="a540" text:class-names="">マスタ テキストの書式設定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2" text:class-names="">第<text:s text:c="1"/></text:span><text:span text:style-name="a543" text:class-names="">2<text:s text:c="1"/></text:span><text:span text:style-name="a544" text:class-names="">レベル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7" text:class-names="">第<text:s text:c="1"/></text:span><text:span text:style-name="a548" text:class-names="">3<text:s text:c="1"/></text:span><text:span text:style-name="a54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2" text:class-names="">第<text:s text:c="1"/></text:span><text:span text:style-name="a553" text:class-names="">4<text:s text:c="1"/></text:span><text:span text:style-name="a55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57" text:class-names="">第<text:s text:c="1"/></text:span><text:span text:style-name="a558" text:class-names="">5<text:s text:c="1"/></text:span><text:span text:style-name="a559" text:class-names="">レベル</text:span><text:span text:style-name="a5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66" draw:name="フッター プレースホルダ 5" svg:x="0in" svg:y="9.49826in" svg:width="3.25in" svg:height="0.5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desc/>
        </draw:frame>
        <draw:frame draw:id="id10" presentation:style-name="a570" draw:name="スライド番号プレースホルダ 6" svg:x="4.24826in" svg:y="9.49826in" svg:width="3.25in" svg:height="0.5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  </draw:text-box>
          <svg:desc/>
        </draw:frame>
      </presentation:notes>
    </style:master-page>
    <style:master-page style:name="Master1-Layout7-blank-白紙" style:page-layout-name="pageLayout1" draw:style-name="a572">
      <draw:frame draw:id="id44" presentation:style-name="a577" draw:name="日付プレースホルダ 1" svg:x="0.5in" svg:y="6.95139in" svg:width="2.33333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2006/9/6</text:date></text:span><text:span text:style-name="a575" text:class-names=""/></text:p>
        </draw:text-box>
        <svg:desc/>
      </draw:frame>
      <draw:frame draw:id="id45" presentation:style-name="a580" draw:name="フッター プレースホルダ 2" svg:x="3.41667in" svg:y="6.95139in" svg:width="3.16667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desc/>
      </draw:frame>
      <draw:frame draw:id="id46" presentation:style-name="a584" draw:name="スライド番号プレースホルダ 3" svg:x="7.16667in" svg:y="6.95139in" svg:width="2.33333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>&lt;#&gt;</text:page-number></text:span><text:span text:style-name="a582" text:class-names=""/></text:p>
        </draw:text-box>
        <svg:desc/>
      </draw:frame>
      <presentation:notes style:page-layout-name="pageLayout2" draw:style-name="a625">
        <draw:frame draw:id="id5" presentation:style-name="a587" draw:name="ヘッダー プレースホルダ 1" svg:x="0in" svg:y="0in" svg:width="3.25in" svg:height="0.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desc/>
        </draw:frame>
        <draw:frame draw:id="id6" presentation:style-name="a592" draw:name="日付プレースホルダ 2" svg:x="4.24826in" svg:y="0in" svg:width="3.25in" svg:height="0.5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/></text:span><text:span text:style-name="a590" text:class-names=""/></text:p>
          </draw:text-box>
          <svg:desc/>
        </draw:frame>
        <draw:page-thumbnail svg:x="1.25in" svg:y="0.75in" svg:width="5in" svg:height="3.75in" presentation:class="page" draw:id="id7" presentation:style-name="a593" draw:name="スライド イメージ プレースホルダ 3">
          <svg:desc/>
        </draw:page-thumbnail>
        <draw:frame draw:id="id8" presentation:style-name="a617" draw:name="ノート プレースホルダ 4" svg:x="0.75in" svg:y="4.75in" svg:width="6in" svg:height="4.5in" presentation:class="notes" presentation:placeholder="false">
          <draw:text-box>
            <text:p text:style-name="a595" text:class-names="" text:cond-style-name=""><text:span text:style-name="a594" text:class-names="">マスタ テキストの書式設定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6" text:class-names="">第<text:s text:c="1"/></text:span><text:span text:style-name="a597" text:class-names="">2<text:s text:c="1"/></text:span><text:span text:style-name="a598" text:class-names="">レベル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1" text:class-names="">第<text:s text:c="1"/></text:span><text:span text:style-name="a602" text:class-names="">3<text:s text:c="1"/></text:span><text:span text:style-name="a603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6" text:class-names="">第<text:s text:c="1"/></text:span><text:span text:style-name="a607" text:class-names="">4<text:s text:c="1"/></text:span><text:span text:style-name="a608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1" text:class-names="">第<text:s text:c="1"/></text:span><text:span text:style-name="a612" text:class-names="">5<text:s text:c="1"/></text:span><text:span text:style-name="a613" text:class-names="">レベル</text:span><text:span text:style-name="a6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20" draw:name="フッター プレースホルダ 5" svg:x="0in" svg:y="9.49826in" svg:width="3.25in" svg:height="0.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desc/>
        </draw:frame>
        <draw:frame draw:id="id10" presentation:style-name="a624" draw:name="スライド番号プレースホルダ 6" svg:x="4.24826in" svg:y="9.49826in" svg:width="3.25in" svg:height="0.5in" presentation:class="page-number" presentation:placeholder="false">
          <draw:text-box>
            <text:p text:style-name="a623" text:class-names="" text:cond-style-name=""><text:span text:style-name="a621" text:class-names=""><text:page-number style:num-format="1" text:fixed="false"/></text:span><text:span text:style-name="a622" text:class-names=""/></text:p>
          </draw:text-box>
          <svg:desc/>
        </draw:frame>
      </presentation:notes>
    </style:master-page>
    <style:master-page style:name="Master1-Layout8-objTx-タイトル付きのコンテンツ" style:page-layout-name="pageLayout1" draw:style-name="a626">
      <draw:frame draw:id="id47" presentation:style-name="a630" draw:name="タイトル 1" svg:x="0.5in" svg:y="0.29861in" svg:width="3.28993in" svg:height="1.27083in" presentation:class="title" presentation:placeholder="false">
        <draw:text-box>
          <text:p text:style-name="a629" text:class-names="" text:cond-style-name=""><text:span text:style-name="a627" text:class-names="">マスタ タイトルの書式設定</text:span><text:span text:style-name="a628" text:class-names=""/></text:p>
        </draw:text-box>
        <svg:desc/>
      </draw:frame>
      <draw:frame draw:id="id48" presentation:style-name="a655" draw:name="コンテンツ プレースホルダ 2" svg:x="3.90972in" svg:y="0.29861in" svg:width="5.59028in" svg:height="6.40104in" presentation:class="object" presentation:placeholder="false">
        <draw:text-box>
          <text:list text:style-name="a633">
            <text:list-item>
              <text:p text:style-name="a632" text:class-names="" text:cond-style-name=""><text:span text:style-name="a631" text:class-names="">マスタ テキストの書式設定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4" text:class-names="">第<text:s text:c="1"/></text:span><text:span text:style-name="a635" text:class-names="">2<text:s text:c="1"/></text:span><text:span text:style-name="a636" text:class-names="">レベル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39" text:class-names="">第<text:s text:c="1"/></text:span><text:span text:style-name="a640" text:class-names="">3<text:s text:c="1"/></text:span><text:span text:style-name="a641" text:class-names="">レベル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4" text:class-names="">第<text:s text:c="1"/></text:span><text:span text:style-name="a645" text:class-names="">4<text:s text:c="1"/></text:span><text:span text:style-name="a6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49" text:class-names="">第<text:s text:c="1"/></text:span><text:span text:style-name="a650" text:class-names="">5<text:s text:c="1"/></text:span><text:span text:style-name="a651" text:class-names="">レベル</text:span><text:span text:style-name="a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659" draw:name="テキスト プレースホルダ 3" svg:x="0.5in" svg:y="1.56944in" svg:width="3.28993in" svg:height="5.1302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マスタ テキストの書式設定</text:span></text:p>
            </text:list-item>
          </text:list>
        </draw:text-box>
        <svg:desc/>
      </draw:frame>
      <draw:frame draw:id="id50" presentation:style-name="a664" draw:name="日付プレースホルダ 4" svg:x="0.5in" svg:y="6.95139in" svg:width="2.33333in" svg:height="0.39931in" presentation:class="date-time" presentation:placeholder="false">
        <draw:text-box>
          <text:p text:style-name="a663" text:class-names="" text:cond-style-name=""><text:span text:style-name="a660" text:class-names=""><text:date text:fixed="false" style:data-style-name="a661">2006/9/6</text:date></text:span><text:span text:style-name="a662" text:class-names=""/></text:p>
        </draw:text-box>
        <svg:desc/>
      </draw:frame>
      <draw:frame draw:id="id51" presentation:style-name="a667" draw:name="フッター プレースホルダ 5" svg:x="3.41667in" svg:y="6.95139in" svg:width="3.16667in" svg:height="0.39931in" presentation:class="footer" presentation:placeholder="false">
        <draw:text-box>
          <text:p text:style-name="a666" text:class-names="" text:cond-style-name=""><text:span text:style-name="a665" text:class-names=""/></text:p>
        </draw:text-box>
        <svg:desc/>
      </draw:frame>
      <draw:frame draw:id="id52" presentation:style-name="a671" draw:name="スライド番号プレースホルダ 6" svg:x="7.16667in" svg:y="6.95139in" svg:width="2.33333in" svg:height="0.39931in" presentation:class="page-number" presentation:placeholder="false">
        <draw:text-box>
          <text:p text:style-name="a670" text:class-names="" text:cond-style-name=""><text:span text:style-name="a668" text:class-names=""><text:page-number style:num-format="1" text:fixed="false">&lt;#&gt;</text:page-number></text:span><text:span text:style-name="a669" text:class-names=""/></text:p>
        </draw:text-box>
        <svg:desc/>
      </draw:frame>
      <presentation:notes style:page-layout-name="pageLayout2" draw:style-name="a712">
        <draw:frame draw:id="id5" presentation:style-name="a674" draw:name="ヘッダー プレースホルダ 1" svg:x="0in" svg:y="0in" svg:width="3.25in" svg:height="0.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desc/>
        </draw:frame>
        <draw:frame draw:id="id6" presentation:style-name="a679" draw:name="日付プレースホルダ 2" svg:x="4.24826in" svg:y="0in" svg:width="3.25in" svg:height="0.5in" presentation:class="date-time" presentation:placeholder="false">
          <draw:text-box>
  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  </draw:text-box>
          <svg:desc/>
        </draw:frame>
        <draw:page-thumbnail svg:x="1.25in" svg:y="0.75in" svg:width="5in" svg:height="3.75in" presentation:class="page" draw:id="id7" presentation:style-name="a680" draw:name="スライド イメージ プレースホルダ 3">
          <svg:desc/>
        </draw:page-thumbnail>
        <draw:frame draw:id="id8" presentation:style-name="a704" draw:name="ノート プレースホルダ 4" svg:x="0.75in" svg:y="4.75in" svg:width="6in" svg:height="4.5in" presentation:class="notes" presentation:placeholder="false">
          <draw:text-box>
            <text:p text:style-name="a682" text:class-names="" text:cond-style-name=""><text:span text:style-name="a681" text:class-names="">マスタ テキストの書式設定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3" text:class-names="">第<text:s text:c="1"/></text:span><text:span text:style-name="a684" text:class-names="">2<text:s text:c="1"/></text:span><text:span text:style-name="a685" text:class-names="">レベル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88" text:class-names="">第<text:s text:c="1"/></text:span><text:span text:style-name="a689" text:class-names="">3<text:s text:c="1"/></text:span><text:span text:style-name="a69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3" text:class-names="">第<text:s text:c="1"/></text:span><text:span text:style-name="a694" text:class-names="">4<text:s text:c="1"/></text:span><text:span text:style-name="a69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698" text:class-names="">第<text:s text:c="1"/></text:span><text:span text:style-name="a699" text:class-names="">5<text:s text:c="1"/></text:span><text:span text:style-name="a700" text:class-names="">レベル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7" draw:name="フッター プレースホルダ 5" svg:x="0in" svg:y="9.49826in" svg:width="3.25in" svg:height="0.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desc/>
        </draw:frame>
        <draw:frame draw:id="id10" presentation:style-name="a711" draw:name="スライド番号プレースホルダ 6" svg:x="4.24826in" svg:y="9.49826in" svg:width="3.25in" svg:height="0.5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/></text:span><text:span text:style-name="a709" text:class-names=""/></text:p>
          </draw:text-box>
          <svg:desc/>
        </draw:frame>
      </presentation:notes>
    </style:master-page>
    <style:master-page style:name="Master1-Layout9-picTx-タイトル付きの図" style:page-layout-name="pageLayout1" draw:style-name="a713">
      <draw:frame draw:id="id53" presentation:style-name="a717" draw:name="タイトル 1" svg:x="1.96007in" svg:y="5.25in" svg:width="6in" svg:height="0.61979in" presentation:class="title" presentation:placeholder="false">
        <draw:text-box>
          <text:p text:style-name="a716" text:class-names="" text:cond-style-name=""><text:span text:style-name="a714" text:class-names="">マスタ タイトルの書式設定</text:span><text:span text:style-name="a715" text:class-names=""/></text:p>
        </draw:text-box>
        <svg:desc/>
      </draw:frame>
      <draw:frame draw:id="id54" presentation:style-name="a720" draw:name="図プレースホルダ 2" svg:x="1.96007in" svg:y="0.67014in" svg:width="6in" svg:height="4.5in" presentation:class="graphic" presentation:placeholder="false">
        <draw:text-box>
          <text:p text:style-name="a719" text:class-names="" text:cond-style-name=""><text:span text:style-name="a718" text:class-names=""/></text:p>
        </draw:text-box>
        <svg:desc/>
      </draw:frame>
      <draw:frame draw:id="id55" presentation:style-name="a724" draw:name="テキスト プレースホルダ 3" svg:x="1.96007in" svg:y="5.86979in" svg:width="6in" svg:height="0.88021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マスタ テキストの書式設定</text:span></text:p>
            </text:list-item>
          </text:list>
        </draw:text-box>
        <svg:desc/>
      </draw:frame>
      <draw:frame draw:id="id56" presentation:style-name="a729" draw:name="日付プレースホルダ 4" svg:x="0.5in" svg:y="6.95139in" svg:width="2.33333in" svg:height="0.39931in" presentation:class="date-time" presentation:placeholder="false">
        <draw:text-box>
          <text:p text:style-name="a728" text:class-names="" text:cond-style-name=""><text:span text:style-name="a725" text:class-names=""><text:date text:fixed="false" style:data-style-name="a726">2006/9/6</text:date></text:span><text:span text:style-name="a727" text:class-names=""/></text:p>
        </draw:text-box>
        <svg:desc/>
      </draw:frame>
      <draw:frame draw:id="id57" presentation:style-name="a732" draw:name="フッター プレースホルダ 5" svg:x="3.41667in" svg:y="6.95139in" svg:width="3.16667in" svg:height="0.39931in" presentation:class="footer" presentation:placeholder="false">
        <draw:text-box>
          <text:p text:style-name="a731" text:class-names="" text:cond-style-name=""><text:span text:style-name="a730" text:class-names=""/></text:p>
        </draw:text-box>
        <svg:desc/>
      </draw:frame>
      <draw:frame draw:id="id58" presentation:style-name="a736" draw:name="スライド番号プレースホルダ 6" svg:x="7.16667in" svg:y="6.95139in" svg:width="2.33333in" svg:height="0.39931in" presentation:class="page-number" presentation:placeholder="false">
        <draw:text-box>
          <text:p text:style-name="a735" text:class-names="" text:cond-style-name=""><text:span text:style-name="a733" text:class-names=""><text:page-number style:num-format="1" text:fixed="false">&lt;#&gt;</text:page-number></text:span><text:span text:style-name="a734" text:class-names=""/></text:p>
        </draw:text-box>
        <svg:desc/>
      </draw:frame>
      <presentation:notes style:page-layout-name="pageLayout2" draw:style-name="a777">
        <draw:frame draw:id="id5" presentation:style-name="a739" draw:name="ヘッダー プレースホルダ 1" svg:x="0in" svg:y="0in" svg:width="3.25in" svg:height="0.5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desc/>
        </draw:frame>
        <draw:frame draw:id="id6" presentation:style-name="a744" draw:name="日付プレースホルダ 2" svg:x="4.24826in" svg:y="0in" svg:width="3.25in" svg:height="0.5in" presentation:class="date-time" presentation:placeholder="false">
          <draw:text-box>
            <text:p text:style-name="a743" text:class-names="" text:cond-style-name=""><text:span text:style-name="a740" text:class-names=""><text:date text:fixed="false" style:data-style-name="a741"/></text:span><text:span text:style-name="a742" text:class-names=""/></text:p>
          </draw:text-box>
          <svg:desc/>
        </draw:frame>
        <draw:page-thumbnail svg:x="1.25in" svg:y="0.75in" svg:width="5in" svg:height="3.75in" presentation:class="page" draw:id="id7" presentation:style-name="a745" draw:name="スライド イメージ プレースホルダ 3">
          <svg:desc/>
        </draw:page-thumbnail>
        <draw:frame draw:id="id8" presentation:style-name="a769" draw:name="ノート プレースホルダ 4" svg:x="0.75in" svg:y="4.75in" svg:width="6in" svg:height="4.5in" presentation:class="notes" presentation:placeholder="false">
          <draw:text-box>
            <text:p text:style-name="a747" text:class-names="" text:cond-style-name=""><text:span text:style-name="a746" text:class-names="">マスタ テキストの書式設定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48" text:class-names="">第<text:s text:c="1"/></text:span><text:span text:style-name="a749" text:class-names="">2<text:s text:c="1"/></text:span><text:span text:style-name="a750" text:class-names="">レベル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3" text:class-names="">第<text:s text:c="1"/></text:span><text:span text:style-name="a754" text:class-names="">3<text:s text:c="1"/></text:span><text:span text:style-name="a75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58" text:class-names="">第<text:s text:c="1"/></text:span><text:span text:style-name="a759" text:class-names="">4<text:s text:c="1"/></text:span><text:span text:style-name="a76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3" text:class-names="">第<text:s text:c="1"/></text:span><text:span text:style-name="a764" text:class-names="">5<text:s text:c="1"/></text:span><text:span text:style-name="a765" text:class-names="">レベル</text:span><text:span text:style-name="a7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2" draw:name="フッター プレースホルダ 5" svg:x="0in" svg:y="9.49826in" svg:width="3.25in" svg:height="0.5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desc/>
        </draw:frame>
        <draw:frame draw:id="id10" presentation:style-name="a776" draw:name="スライド番号プレースホルダ 6" svg:x="4.24826in" svg:y="9.49826in" svg:width="3.25in" svg:height="0.5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  </draw:text-box>
          <svg:desc/>
        </draw:frame>
      </presentation:notes>
    </style:master-page>
    <style:master-page style:name="Master1-Layout10-vertTx-タイトルと縦書きテキスト" style:page-layout-name="pageLayout1" draw:style-name="a778">
      <draw:frame draw:id="id59" presentation:style-name="a782" draw:name="タイトル 1" svg:x="0.5in" svg:y="0.30035in" svg:width="9in" svg:height="1.25in" presentation:class="title" presentation:placeholder="false">
        <draw:text-box>
          <text:p text:style-name="a781" text:class-names="" text:cond-style-name=""><text:span text:style-name="a779" text:class-names="">マスタ タイトルの書式設定</text:span><text:span text:style-name="a780" text:class-names=""/></text:p>
        </draw:text-box>
        <svg:desc/>
      </draw:frame>
      <draw:frame draw:id="id60" presentation:style-name="a807" draw:name="縦書きテキスト プレースホルダ 2" svg:x="0.5in" svg:y="1.75in" svg:width="9in" svg:height="4.94965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マスタ テキストの書式設定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6" text:class-names="">第<text:s text:c="1"/></text:span><text:span text:style-name="a787" text:class-names="">2<text:s text:c="1"/></text:span><text:span text:style-name="a788" text:class-names="">レベル</text:span></text:p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p text:style-name="a794" text:class-names="" text:cond-style-name=""><text:span text:style-name="a791" text:class-names="">第<text:s text:c="1"/></text:span><text:span text:style-name="a792" text:class-names="">3<text:s text:c="1"/></text:span><text:span text:style-name="a793" text:class-names="">レベル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6" text:class-names="">第<text:s text:c="1"/></text:span><text:span text:style-name="a797" text:class-names="">4<text:s text:c="1"/></text:span><text:span text:style-name="a79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1" text:class-names="">第<text:s text:c="1"/></text:span><text:span text:style-name="a802" text:class-names="">5<text:s text:c="1"/></text:span><text:span text:style-name="a803" text:class-names="">レベル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812" draw:name="日付プレースホルダ 3" svg:x="0.5in" svg:y="6.95139in" svg:width="2.33333in" svg:height="0.39931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>2006/9/6</text:date></text:span><text:span text:style-name="a810" text:class-names=""/></text:p>
        </draw:text-box>
        <svg:desc/>
      </draw:frame>
      <draw:frame draw:id="id62" presentation:style-name="a815" draw:name="フッター プレースホルダ 4" svg:x="3.41667in" svg:y="6.95139in" svg:width="3.16667in" svg:height="0.39931in" presentation:class="footer" presentation:placeholder="false">
        <draw:text-box>
          <text:p text:style-name="a814" text:class-names="" text:cond-style-name=""><text:span text:style-name="a813" text:class-names=""/></text:p>
        </draw:text-box>
        <svg:desc/>
      </draw:frame>
      <draw:frame draw:id="id63" presentation:style-name="a819" draw:name="スライド番号プレースホルダ 5" svg:x="7.16667in" svg:y="6.95139in" svg:width="2.33333in" svg:height="0.39931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>&lt;#&gt;</text:page-number></text:span><text:span text:style-name="a817" text:class-names=""/></text:p>
        </draw:text-box>
        <svg:desc/>
      </draw:frame>
      <presentation:notes style:page-layout-name="pageLayout2" draw:style-name="a860">
        <draw:frame draw:id="id5" presentation:style-name="a822" draw:name="ヘッダー プレースホルダ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desc/>
        </draw:frame>
        <draw:frame draw:id="id6" presentation:style-name="a827" draw:name="日付プレースホルダ 2" svg:x="4.24826in" svg:y="0in" svg:width="3.25in" svg:height="0.5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/></text:span><text:span text:style-name="a825" text:class-names=""/></text:p>
          </draw:text-box>
          <svg:desc/>
        </draw:frame>
        <draw:page-thumbnail svg:x="1.25in" svg:y="0.75in" svg:width="5in" svg:height="3.75in" presentation:class="page" draw:id="id7" presentation:style-name="a828" draw:name="スライド イメージ プレースホルダ 3">
          <svg:desc/>
        </draw:page-thumbnail>
        <draw:frame draw:id="id8" presentation:style-name="a852" draw:name="ノート プレースホルダ 4" svg:x="0.75in" svg:y="4.75in" svg:width="6in" svg:height="4.5in" presentation:class="notes" presentation:placeholder="false">
          <draw:text-box>
            <text:p text:style-name="a830" text:class-names="" text:cond-style-name=""><text:span text:style-name="a829" text:class-names="">マスタ テキストの書式設定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1" text:class-names="">第<text:s text:c="1"/></text:span><text:span text:style-name="a832" text:class-names="">2<text:s text:c="1"/></text:span><text:span text:style-name="a833" text:class-names="">レベル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6" text:class-names="">第<text:s text:c="1"/></text:span><text:span text:style-name="a837" text:class-names="">3<text:s text:c="1"/></text:span><text:span text:style-name="a83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1" text:class-names="">第<text:s text:c="1"/></text:span><text:span text:style-name="a842" text:class-names="">4<text:s text:c="1"/></text:span><text:span text:style-name="a84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6" text:class-names="">第<text:s text:c="1"/></text:span><text:span text:style-name="a847" text:class-names="">5<text:s text:c="1"/></text:span><text:span text:style-name="a848" text:class-names="">レベル</text:span><text:span text:style-name="a8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855" draw:name="フッター プレースホルダ 5" svg:x="0in" svg:y="9.49826in" svg:width="3.25in" svg:height="0.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desc/>
        </draw:frame>
        <draw:frame draw:id="id10" presentation:style-name="a859" draw:name="スライド番号プレースホルダ 6" svg:x="4.24826in" svg:y="9.49826in" svg:width="3.25in" svg:height="0.5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  </draw:text-box>
          <svg:desc/>
        </draw:frame>
      </presentation:notes>
    </style:master-page>
    <style:master-page style:name="Master1-Layout11-vertTitleAndTx-縦書きタイトルと縦書きテキスト" style:page-layout-name="pageLayout1" draw:style-name="a861">
      <draw:frame draw:id="id64" presentation:style-name="a865" draw:name="縦書きタイトル 1" svg:x="7.25in" svg:y="0.30035in" svg:width="2.25in" svg:height="6.39931in" presentation:class="title" presentation:placeholder="false">
        <draw:text-box>
          <text:p text:style-name="a864" text:class-names="" text:cond-style-name=""><text:span text:style-name="a862" text:class-names="">マスタ タイトルの書式設定</text:span><text:span text:style-name="a863" text:class-names=""/></text:p>
        </draw:text-box>
        <svg:desc/>
      </draw:frame>
      <draw:frame draw:id="id65" presentation:style-name="a890" draw:name="縦書きテキスト プレースホルダ 2" svg:x="0.5in" svg:y="0.30035in" svg:width="6.58333in" svg:height="6.39931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マスタ テキストの書式設定</text:span></text:p>
            </text:list-item>
          </text:list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69" text:class-names="">第<text:s text:c="1"/></text:span><text:span text:style-name="a870" text:class-names="">2<text:s text:c="1"/></text:span><text:span text:style-name="a871" text:class-names="">レベル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4" text:class-names="">第<text:s text:c="1"/></text:span><text:span text:style-name="a875" text:class-names="">3<text:s text:c="1"/></text:span><text:span text:style-name="a876" text:class-names="">レベル</text:span></text:p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79" text:class-names="">第<text:s text:c="1"/></text:span><text:span text:style-name="a880" text:class-names="">4<text:s text:c="1"/></text:span><text:span text:style-name="a88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4" text:class-names="">第<text:s text:c="1"/></text:span><text:span text:style-name="a885" text:class-names="">5<text:s text:c="1"/></text:span><text:span text:style-name="a886" text:class-names="">レベル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895" draw:name="日付プレースホルダ 3" svg:x="0.5in" svg:y="6.95139in" svg:width="2.33333in" svg:height="0.39931in" presentation:class="date-time" presentation:placeholder="false">
        <draw:text-box>
          <text:p text:style-name="a894" text:class-names="" text:cond-style-name=""><text:span text:style-name="a891" text:class-names=""><text:date text:fixed="false" style:data-style-name="a892">2006/9/6</text:date></text:span><text:span text:style-name="a893" text:class-names=""/></text:p>
        </draw:text-box>
        <svg:desc/>
      </draw:frame>
      <draw:frame draw:id="id67" presentation:style-name="a898" draw:name="フッター プレースホルダ 4" svg:x="3.41667in" svg:y="6.95139in" svg:width="3.16667in" svg:height="0.39931in" presentation:class="footer" presentation:placeholder="false">
        <draw:text-box>
          <text:p text:style-name="a897" text:class-names="" text:cond-style-name=""><text:span text:style-name="a896" text:class-names=""/></text:p>
        </draw:text-box>
        <svg:desc/>
      </draw:frame>
      <draw:frame draw:id="id68" presentation:style-name="a902" draw:name="スライド番号プレースホルダ 5" svg:x="7.16667in" svg:y="6.95139in" svg:width="2.33333in" svg:height="0.39931in" presentation:class="page-number" presentation:placeholder="false">
        <draw:text-box>
          <text:p text:style-name="a901" text:class-names="" text:cond-style-name=""><text:span text:style-name="a899" text:class-names=""><text:page-number style:num-format="1" text:fixed="false">&lt;#&gt;</text:page-number></text:span><text:span text:style-name="a900" text:class-names=""/></text:p>
        </draw:text-box>
        <svg:desc/>
      </draw:frame>
      <presentation:notes style:page-layout-name="pageLayout2" draw:style-name="a943">
        <draw:frame draw:id="id5" presentation:style-name="a905" draw:name="ヘッダー プレースホルダ 1" svg:x="0in" svg:y="0in" svg:width="3.25in" svg:height="0.5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desc/>
        </draw:frame>
        <draw:frame draw:id="id6" presentation:style-name="a910" draw:name="日付プレースホルダ 2" svg:x="4.24826in" svg:y="0in" svg:width="3.25in" svg:height="0.5in" presentation:class="date-time" presentation:placeholder="false">
          <draw:text-box>
            <text:p text:style-name="a909" text:class-names="" text:cond-style-name=""><text:span text:style-name="a906" text:class-names=""><text:date text:fixed="false" style:data-style-name="a907"/></text:span><text:span text:style-name="a908" text:class-names=""/></text:p>
          </draw:text-box>
          <svg:desc/>
        </draw:frame>
        <draw:page-thumbnail svg:x="1.25in" svg:y="0.75in" svg:width="5in" svg:height="3.75in" presentation:class="page" draw:id="id7" presentation:style-name="a911" draw:name="スライド イメージ プレースホルダ 3">
          <svg:desc/>
        </draw:page-thumbnail>
        <draw:frame draw:id="id8" presentation:style-name="a935" draw:name="ノート プレースホルダ 4" svg:x="0.75in" svg:y="4.75in" svg:width="6in" svg:height="4.5in" presentation:class="notes" presentation:placeholder="false">
          <draw:text-box>
            <text:p text:style-name="a913" text:class-names="" text:cond-style-name=""><text:span text:style-name="a912" text:class-names="">マスタ テキストの書式設定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4" text:class-names="">第<text:s text:c="1"/></text:span><text:span text:style-name="a915" text:class-names="">2<text:s text:c="1"/></text:span><text:span text:style-name="a916" text:class-names="">レベル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19" text:class-names="">第<text:s text:c="1"/></text:span><text:span text:style-name="a920" text:class-names="">3<text:s text:c="1"/></text:span><text:span text:style-name="a92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4" text:class-names="">第<text:s text:c="1"/></text:span><text:span text:style-name="a925" text:class-names="">4<text:s text:c="1"/></text:span><text:span text:style-name="a92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29" text:class-names="">第<text:s text:c="1"/></text:span><text:span text:style-name="a930" text:class-names="">5<text:s text:c="1"/></text:span><text:span text:style-name="a931" text:class-names="">レベル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938" draw:name="フッター プレースホルダ 5" svg:x="0in" svg:y="9.49826in" svg:width="3.25in" svg:height="0.5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desc/>
        </draw:frame>
        <draw:frame draw:id="id10" presentation:style-name="a942" draw:name="スライド番号プレースホルダ 6" svg:x="4.24826in" svg:y="9.49826in" svg:width="3.25in" svg:height="0.5in" presentation:class="page-number" presentation:placeholder="false">
          <draw:text-box>
  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Mul4班</dc:title>
    <meta:initial-creator>yukisoma</meta:initial-creator>
    <dc:creator>相馬悠紀</dc:creator>
    <meta:creation-date>2012-11-12T23:48:07Z</meta:creation-date>
    <dc:date>2012-11-12T23:53:29Z</dc:date>
    <meta:editing-cycles>1</meta:editing-cycles>
    <meta:editing-duration>PT0S</meta:editing-duration>
    <meta:document-statistic meta:paragraph-count="25" meta:word-count="96"/>
  </office:meta>
</office:document-meta>
</file>